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aec3" officeooo:paragraph-rsid="0002aec3"/>
    </style:style>
    <style:style style:name="P2" style:family="paragraph" style:parent-style-name="Standard">
      <style:text-properties officeooo:rsid="0002aec3" officeooo:paragraph-rsid="0006f64b"/>
    </style:style>
    <style:style style:name="P3" style:family="paragraph" style:parent-style-name="Standard" style:list-style-name="L1">
      <style:text-properties officeooo:paragraph-rsid="0004a9a1"/>
    </style:style>
    <style:style style:name="P4" style:family="paragraph" style:parent-style-name="Standard">
      <style:text-properties officeooo:rsid="0004a9a1" officeooo:paragraph-rsid="0004a9a1"/>
    </style:style>
    <style:style style:name="P5" style:family="paragraph" style:parent-style-name="Standard">
      <style:text-properties officeooo:rsid="0005ceaa" officeooo:paragraph-rsid="0005ceaa"/>
    </style:style>
    <style:style style:name="P6" style:family="paragraph" style:parent-style-name="Standard">
      <style:text-properties officeooo:paragraph-rsid="0005ceaa"/>
    </style:style>
    <style:style style:name="P7" style:family="paragraph" style:parent-style-name="Standard">
      <style:text-properties officeooo:paragraph-rsid="0006f64b"/>
    </style:style>
    <style:style style:name="P8" style:family="paragraph" style:parent-style-name="Standard">
      <style:text-properties officeooo:rsid="0006f64b" officeooo:paragraph-rsid="0006f64b"/>
    </style:style>
    <style:style style:name="P9" style:family="paragraph" style:parent-style-name="Standard">
      <style:text-properties officeooo:rsid="00077334" officeooo:paragraph-rsid="00077334"/>
    </style:style>
    <style:style style:name="T1" style:family="text">
      <style:text-properties officeooo:rsid="0002aec3"/>
    </style:style>
    <style:style style:name="T2" style:family="text">
      <style:text-properties fo:color="#000000" style:font-name="Courier New" fo:font-size="10pt" style:font-size-asian="10pt"/>
    </style:style>
    <style:style style:name="T3" style:family="text">
      <style:text-properties fo:color="#000000" style:font-name="Courier New" fo:font-size="10pt" officeooo:rsid="0002aec3" style:font-size-asian="10pt"/>
    </style:style>
    <style:style style:name="T4" style:family="text">
      <style:text-properties fo:color="#000000" style:font-name="Courier New" fo:font-size="10pt" style:font-size-asian="10pt" style:font-size-complex="12pt"/>
    </style:style>
    <style:style style:name="T5" style:family="text">
      <style:text-properties fo:color="#000000" style:font-name="Courier New" fo:font-size="10pt" officeooo:rsid="0002aec3" style:font-size-asian="10pt" style:font-size-complex="12pt"/>
    </style:style>
    <style:style style:name="T6" style:family="text">
      <style:text-properties fo:color="#000000" style:font-name="Courier New" fo:font-size="10pt" officeooo:rsid="0004a9a1" style:font-size-asian="10pt"/>
    </style:style>
    <style:style style:name="T7" style:family="text">
      <style:text-properties fo:color="#000000" style:font-name="Times New Roman" fo:font-size="12pt" style:font-size-asian="12pt" style:font-size-complex="12pt"/>
    </style:style>
    <style:style style:name="T8" style:family="text">
      <style:text-properties fo:color="#000000" style:font-name="Times New Roman" fo:font-size="12pt" officeooo:rsid="0002aec3" style:font-size-asian="12pt" style:font-size-complex="12pt"/>
    </style:style>
    <style:style style:name="T9" style:family="text">
      <style:text-properties fo:color="#000000" style:font-name="Times New Roman" fo:font-size="12pt" officeooo:rsid="0004a9a1" style:font-size-asian="12pt" style:font-size-complex="12pt"/>
    </style:style>
    <style:style style:name="T10" style:family="text">
      <style:text-properties fo:color="#a020f0" style:font-name="Courier New" fo:font-size="10pt" style:font-size-asian="10pt"/>
    </style:style>
    <style:style style:name="T11" style:family="text">
      <style:text-properties fo:color="#a020f0" style:font-name="Courier New" fo:font-size="10pt" officeooo:rsid="0004a9a1" style:font-size-asian="10pt"/>
    </style:style>
    <style:style style:name="T12" style:family="text">
      <style:text-properties officeooo:rsid="0005ceaa"/>
    </style:style>
    <style:style style:name="T13" style:family="text">
      <style:text-properties fo:color="#228b22" style:font-name="Courier New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cording</text:h>
      <text:p text:style-name="P1"/>
      <text:p text:style-name="P2">Recording is initiated with the record button (Red dot). <text:s/>The mechanism is to override UI calls in matlab, such as inputdlg, uigetfile, etc.</text:p>
      <text:p text:style-name="P1"/>
      <text:p text:style-name="P5">A typical recorded script can look like this:</text:p>
      <text:p text:style-name="P6"><text:span text:style-name="T13">INPUTS = Parameters( {'test^person ', '12345', ' WB 3D MAC ', '6 ', 'SERUME000000000'} );</text:span></text:p>
      <text:p text:style-name="Standard"><text:span text:style-name="T13">INPUTS = Parameters( {'C:\Users\Jan\Desktop\test'} );</text:span></text:p>
      <text:p text:style-name="Standard"><text:span text:style-name="T13">Menu('Save')</text:span></text:p>
      <text:p text:style-name="P6"><text:span text:style-name="T2"/></text:p>
      <text:p text:style-name="P6"><text:span text:style-name="T12">In this script, the INPUTS are not used, and can be skipped. <text:s/>They don't harm however. <text:s/>The call to Parameters creates a workspace variable </text:span><text:span text:style-name="T10">INPUTS_STACK </text:span><text:span text:style-name="T1">with one element (INPUTS variable). <text:s/>The second call to Parameters adds those input arguments to the end of the stack. <text:s/>Thus, after the second call to Parameters, the stack looks like this:</text:span></text:p>
      <text:p text:style-name="P7"><text:span text:style-name="T13">{'test^person ', '12345', ' WB 3D MAC ', '6 ', 'SERUME000000000'}</text:span></text:p>
      <text:p text:style-name="P7"><text:span text:style-name="T13">{'C:\Users\Jan\Desktop\test'}</text:span></text:p>
      <text:p text:style-name="P6"/>
      <text:p text:style-name="P8">When running the above script, the stack is pulled by getINPUTS command from the top. <text:s/>The top entry is removed. <text:s/>This means that the script Save which has two input dialogs can pull their inputs from the stack one by one.</text:p>
      <text:p text:style-name="P1"/>
      <text:p text:style-name="P9">When is the INPUTS in <text:span text:style-name="T13">INPUTS = Parameters( {'C:\Users\Jan\Desktop\test'} ); </text:span>used? <text:s/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0M29S</meta:editing-duration>
    <meta:editing-cycles>6</meta:editing-cycles>
    <meta:generator>LibreOffice/4.2.4.2$Windows_x86 LibreOffice_project/63150712c6d317d27ce2db16eb94c2f3d7b699f8</meta:generator>
    <dc:date>2015-07-02T13:59:55.425000000</dc:date>
    <dc:creator>Jan Axelsson</dc:creator>
    <meta:document-statistic meta:table-count="0" meta:image-count="0" meta:object-count="0" meta:page-count="1" meta:paragraph-count="11" meta:word-count="174" meta:character-count="1089" meta:non-whitespace-character-count="917"/>
    <meta:user-defined meta:name="Info 1"/>
    <meta:user-defined meta:name="Info 2"/>
    <meta:user-defined meta:name="Info 3"/>
    <meta:user-defined meta:name="Info 4"/>
  </office:meta>
</office:document-meta>
</file>